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4425in"/>
    </style:style>
    <style:style style:name="co5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1.182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style:font-name="Liberation Mono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<text:s/>Phase</text:p>
          </table:table-cell>
          <table:table-cell office:value-type="string" calcext:value-type="string">
            <text:p><text:s/>Block</text:p>
          </table:table-cell>
          <table:table-cell office:value-type="string" calcext:value-type="string">
            <text:p><text:s/>Item</text:p>
          </table:table-cell>
          <table:table-cell office:value-type="string" calcext:value-type="string">
            <text:p><text:s/>Response</text:p>
          </table:table-cell>
          <table:table-cell office:value-type="string" calcext:value-type="string">
            <text:p><text:s/>Accuracy</text:p>
          </table:table-cell>
          <table:table-cell office:value-type="string" calcext:value-type="string">
            <text:p><text:s/>Clusters number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heet2" table:style-name="ta1"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ategory A (%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(COUNTIFS([Sheet1.D2:Sheet1.D6401];&quot;=1&quot;;[Sheet1.E2:Sheet1.E6401];&quot;=1&quot;))*100/400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(COUNTIFS([Sheet1.D2:Sheet1.D6401];&quot;=3&quot;;[Sheet1.E2:Sheet1.E6401];&quot;=1&quot;))*100/400" office:value-type="float" office:value="83.75" calcext:value-type="float">
            <text:p>83.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COUNTIFS([Sheet1.D2:Sheet1.D6401];&quot;=17&quot;;[Sheet1.E2:Sheet1.E6401];&quot;=1&quot;))*100/400" office:value-type="float" office:value="86.25" calcext:value-type="float">
            <text:p>86.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(COUNTIFS([Sheet1.D2:Sheet1.D6401];&quot;=19&quot;;[Sheet1.E2:Sheet1.E6401];&quot;=1&quot;))*100/400" office:value-type="float" office:value="95.5" calcext:value-type="float">
            <text:p>95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table:formula="of:=(COUNTIFS([Sheet1.D2:Sheet1.D6401];&quot;=46&quot;;[Sheet1.E2:Sheet1.E6401];&quot;=1&quot;))*100/400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table:formula="of:=(COUNTIFS([Sheet1.D2:Sheet1.D6401];&quot;=48&quot;;[Sheet1.E2:Sheet1.E6401];&quot;=1&quot;))*100/400"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table:formula="of:=(COUNTIFS([Sheet1.D2:Sheet1.D6401];&quot;=62&quot;;[Sheet1.E2:Sheet1.E6401];&quot;=1&quot;))*100/400" office:value-type="float" office:value="5.25" calcext:value-type="float">
            <text:p>5.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COUNTIFS([Sheet1.D2:Sheet1.D6401];&quot;=64&quot;;[Sheet1.E2:Sheet1.E6401];&quot;=1&quot;))*100/400" office:value-type="float" office:value="14.75" calcext:value-type="float">
            <text:p>14.75</text:p>
          </table:table-cell>
        </table:table-row>
        <table:table-row table:style-name="ro1">
          <table:table-cell table:style-name="ce1" office:value-type="string" calcext:value-type="string">
            <text:p>Percentage of As</text:p>
          </table:table-cell>
          <table:table-cell table:formula="of:=SUM([.B2:.B9])*100/800" office:value-type="float" office:value="51.125" calcext:value-type="float">
            <text:p>51.12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ategory A (%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COUNTIFS([Sheet1.D2:Sheet1.D6401];&quot;=9&quot;;[Sheet1.E2:Sheet1.E6401];&quot;=1&quot;))*100/4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COUNTIFS([Sheet1.D2:Sheet1.D6401];&quot;=11&quot;;[Sheet1.E2:Sheet1.E6401];&quot;=1&quot;))*100/4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COUNTIFS([Sheet1.D2:Sheet1.D6401];&quot;=25&quot;;[Sheet1.E2:Sheet1.E6401];&quot;=1&quot;))*100/4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COUNTIFS([Sheet1.D2:Sheet1.D6401];&quot;=27&quot;;[Sheet1.E2:Sheet1.E6401];&quot;=1&quot;))*100/4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COUNTIFS([Sheet1.D2:Sheet1.D6401];&quot;=38&quot;;[Sheet1.E2:Sheet1.E6401];&quot;=1&quot;))*100/4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COUNTIFS([Sheet1.D2:Sheet1.D6401];&quot;=40&quot;;[Sheet1.E2:Sheet1.E6401];&quot;=1&quot;))*100/4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COUNTIFS([Sheet1.D2:Sheet1.D6401];&quot;=54&quot;;[Sheet1.E2:Sheet1.E6401];&quot;=1&quot;))*100/4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COUNTIFS([Sheet1.D2:Sheet1.D6401];&quot;=56&quot;;[Sheet1.E2:Sheet1.E6401];&quot;=1&quot;))*100/4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centage of As</text:p>
          </table:table-cell>
          <table:table-cell table:formula="of:=SUM([.B14:.B21])*100/80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5">00/00/0000</text:date>, <text:time style:data-style-name="N2" text:time-value="02:44:57.0908467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5T02:56:39.524471295</dc:date>
    <meta:generator>LibreOffice/4.2.4.2$Linux_X86_64 LibreOffice_project/420m0$Build-2</meta:generator>
    <meta:editing-duration>PT10M37S</meta:editing-duration>
    <meta:editing-cycles>9</meta:editing-cycles>
    <meta:document-statistic meta:table-count="2" meta:cell-count="22447" meta:object-count="0"/>
  </office:meta>
</office:document-meta>
</file>